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9.57mm"/>
    </style:style>
    <style:style style:name="co3" style:family="table-column">
      <style:table-column-properties fo:break-before="auto" style:column-width="62.53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6.73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88.51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>
      <style:table-cell-properties fo:background-color="#ff3333"/>
    </style:style>
    <style:style style:name="ce5" style:family="table-cell" style:parent-style-name="Default" style:data-style-name="N1">
      <style:table-cell-properties fo:background-color="#99ff66"/>
    </style:style>
    <style:style style:name="ce6" style:family="table-cell" style:parent-style-name="Default" style:data-style-name="N1">
      <style:table-cell-properties fo:background-color="#ff3333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3">
          <table:table-cell table:style-name="ce1" office:value-type="string" calcext:value-type="string">
            <text:p>THRESHOLD: 0.6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table:style-name="ce1" office:value-type="string" calcext:value-type="string">
            <text:p>Number of additional splittings</text:p>
          </table:table-cell>
          <table:table-cell table:style-name="ce1" office:value-type="string" calcext:value-type="string">
            <text:p>Average time</text:p>
          </table:table-cell>
          <table:table-cell/>
        </table:table-row>
        <table:table-row table:style-name="ro3">
          <table:table-cell office:value-type="string" calcext:value-type="string">
            <text:p>diceVariant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06" calcext:value-type="float">
            <text:p>2,06</text:p>
          </table:table-cell>
          <table:table-cell/>
        </table:table-row>
        <table:table-row table:style-name="ro3">
          <table:table-cell office:value-type="string" calcext:value-type="string">
            <text:p>dice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</table:table-row>
        <table:table-row table:style-name="ro3">
          <table:table-cell office:value-type="string" calcext:value-type="string">
            <text:p>dice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44" calcext:value-type="float">
            <text:p>2,44</text:p>
          </table:table-cell>
          <table:table-cell/>
        </table:table-row>
        <table:table-row table:style-name="ro3">
          <table:table-cell office:value-type="string" calcext:value-type="string">
            <text:p>diceVariant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54" calcext:value-type="float">
            <text:p>2,54</text:p>
          </table:table-cell>
          <table:table-cell/>
        </table:table-row>
        <table:table-row table:style-name="ro3">
          <table:table-cell office:value-type="string" calcext:value-type="string">
            <text:p>overlap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3">
          <table:table-cell office:value-type="string" calcext:value-type="string">
            <text:p>dice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diceVariant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cosineNormalized2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3">
          <table:table-cell office:value-type="string" calcext:value-type="string">
            <text:p>cosineNormalized2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.46" calcext:value-type="float">
            <text:p>3,46</text:p>
          </table:table-cell>
          <table:table-cell/>
        </table:table-row>
        <table:table-row table:style-name="ro3">
          <table:table-cell office:value-type="string" calcext:value-type="string">
            <text:p>diceVariant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3">
          <table:table-cell office:value-type="string" calcext:value-type="string">
            <text:p>diceVariant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3">
          <table:table-cell office:value-type="string" calcext:value-type="string">
            <text:p>diceVariant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42" calcext:value-type="float">
            <text:p>2,42</text:p>
          </table:table-cell>
          <table:table-cell/>
        </table:table-row>
        <table:table-row table:style-name="ro3">
          <table:table-cell office:value-type="string" calcext:value-type="string">
            <text:p>overlap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diceVariant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diceVariant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diceVariant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cosineNormalized2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3">
          <table:table-cell office:value-type="string" calcext:value-type="string">
            <text:p>overlap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8" calcext:value-type="float">
            <text:p>2,48</text:p>
          </table:table-cell>
          <table:table-cell/>
        </table:table-row>
        <table:table-row table:style-name="ro3">
          <table:table-cell office:value-type="string" calcext:value-type="string">
            <text:p>overlap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overlap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diceVariant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3">
          <table:table-cell office:value-type="string" calcext:value-type="string">
            <text:p>cosineNormalizedToken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.34" calcext:value-type="float">
            <text:p>1,34</text:p>
          </table:table-cell>
          <table:table-cell/>
        </table:table-row>
        <table:table-row table:style-name="ro3">
          <table:table-cell office:value-type="string" calcext:value-type="string">
            <text:p>jaccar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06" calcext:value-type="float">
            <text:p>2,06</text:p>
          </table:table-cell>
          <table:table-cell/>
        </table:table-row>
        <table:table-row table:style-name="ro3">
          <table:table-cell office:value-type="string" calcext:value-type="string">
            <text:p>dice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22" calcext:value-type="float">
            <text:p>2,22</text:p>
          </table:table-cell>
          <table:table-cell/>
        </table:table-row>
        <table:table-row table:style-name="ro3">
          <table:table-cell office:value-type="string" calcext:value-type="string">
            <text:p>overlap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jaccard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dice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/>
        </table:table-row>
        <table:table-row table:style-name="ro3">
          <table:table-cell office:value-type="string" calcext:value-type="string">
            <text:p>dice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dice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jaccard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86" calcext:value-type="float">
            <text:p>2,86</text:p>
          </table:table-cell>
          <table:table-cell/>
        </table:table-row>
        <table:table-row table:style-name="ro3">
          <table:table-cell office:value-type="string" calcext:value-type="string">
            <text:p>dice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3">
          <table:table-cell office:value-type="string" calcext:value-type="string">
            <text:p>overlap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3">
          <table:table-cell office:value-type="string" calcext:value-type="string">
            <text:p>winnowing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3">
          <table:table-cell office:value-type="string" calcext:value-type="string">
            <text:p>overlap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overlap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overlap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18" calcext:value-type="float">
            <text:p>3,18</text:p>
          </table:table-cell>
          <table:table-cell/>
        </table:table-row>
        <table:table-row table:style-name="ro3">
          <table:table-cell office:value-type="string" calcext:value-type="string">
            <text:p>manhattan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3">
          <table:table-cell office:value-type="string" calcext:value-type="string">
            <text:p>cosineNormalized3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3">
          <table:table-cell office:value-type="string" calcext:value-type="string">
            <text:p>manhattan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14" calcext:value-type="float">
            <text:p>4,14</text:p>
          </table:table-cell>
          <table:table-cell/>
        </table:table-row>
        <table:table-row table:style-name="ro3">
          <table:table-cell office:value-type="string" calcext:value-type="string">
            <text:p>cosineNormalized3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24" calcext:value-type="float">
            <text:p>4,24</text:p>
          </table:table-cell>
          <table:table-cell/>
        </table:table-row>
        <table:table-row table:style-name="ro3">
          <table:table-cell office:value-type="string" calcext:value-type="string">
            <text:p>cosineNormalized4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3">
          <table:table-cell office:value-type="string" calcext:value-type="string">
            <text:p>manhattan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3">
          <table:table-cell office:value-type="string" calcext:value-type="string">
            <text:p>cosineNormalized4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44" calcext:value-type="float">
            <text:p>4,44</text:p>
          </table:table-cell>
          <table:table-cell/>
        </table:table-row>
        <table:table-row table:style-name="ro3">
          <table:table-cell office:value-type="string" calcext:value-type="string">
            <text:p>cosineNormalized5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54" calcext:value-type="float">
            <text:p>4,54</text:p>
          </table:table-cell>
          <table:table-cell/>
        </table:table-row>
        <table:table-row table:style-name="ro3">
          <table:table-cell office:value-type="string" calcext:value-type="string">
            <text:p>cosineNormalized5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82" calcext:value-type="float">
            <text:p>4,82</text:p>
          </table:table-cell>
          <table:table-cell/>
        </table:table-row>
        <table:table-row table:style-name="ro3">
          <table:table-cell office:value-type="string" calcext:value-type="string">
            <text:p>cosineNormalized3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.84" calcext:value-type="float">
            <text:p>4,84</text:p>
          </table:table-cell>
          <table:table-cell/>
        </table:table-row>
        <table:table-row table:style-name="ro3">
          <table:table-cell office:value-type="string" calcext:value-type="string">
            <text:p>cosineNormalized4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.04" calcext:value-type="float">
            <text:p>5,04</text:p>
          </table:table-cell>
          <table:table-cell/>
        </table:table-row>
        <table:table-row table:style-name="ro3">
          <table:table-cell office:value-type="string" calcext:value-type="string">
            <text:p>dice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32" calcext:value-type="float">
            <text:p>2,32</text:p>
          </table:table-cell>
          <table:table-cell/>
        </table:table-row>
        <table:table-row table:style-name="ro3">
          <table:table-cell office:value-type="string" calcext:value-type="string">
            <text:p>overlap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36" calcext:value-type="float">
            <text:p>2,36</text:p>
          </table:table-cell>
          <table:table-cell/>
        </table:table-row>
        <table:table-row table:style-name="ro3">
          <table:table-cell office:value-type="string" calcext:value-type="string">
            <text:p>overlap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44" calcext:value-type="float">
            <text:p>2,44</text:p>
          </table:table-cell>
          <table:table-cell/>
        </table:table-row>
        <table:table-row table:style-name="ro3">
          <table:table-cell office:value-type="string" calcext:value-type="string">
            <text:p>dice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54" calcext:value-type="float">
            <text:p>2,54</text:p>
          </table:table-cell>
          <table:table-cell/>
        </table:table-row>
        <table:table-row table:style-name="ro3">
          <table:table-cell office:value-type="string" calcext:value-type="string">
            <text:p>dice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winnowing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04" calcext:value-type="float">
            <text:p>3,04</text:p>
          </table:table-cell>
          <table:table-cell/>
        </table:table-row>
        <table:table-row table:style-name="ro3">
          <table:table-cell office:value-type="string" calcext:value-type="string">
            <text:p>winnowingNormalized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dice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22" calcext:value-type="float">
            <text:p>3,22</text:p>
          </table:table-cell>
          <table:table-cell/>
        </table:table-row>
        <table:table-row table:style-name="ro3">
          <table:table-cell office:value-type="string" calcext:value-type="string">
            <text:p>manhattan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.62" calcext:value-type="float">
            <text:p>4,62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/>
        </table:table-row>
        <table:table-row table:style-name="ro3">
          <table:table-cell office:value-type="string" calcext:value-type="string">
            <text:p>cosineNormalized5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3.4" calcext:value-type="float">
            <text:p>73,4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7.58" calcext:value-type="float">
            <text:p>77,58</text:p>
          </table:table-cell>
          <table:table-cell/>
        </table:table-row>
        <table:table-row table:style-name="ro3">
          <table:table-cell office:value-type="string" calcext:value-type="string">
            <text:p>overlap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string" calcext:value-type="string">
            <text:p>winnowingNormalized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08" calcext:value-type="float">
            <text:p>1,08</text:p>
          </table:table-cell>
          <table:table-cell/>
        </table:table-row>
        <table:table-row table:style-name="ro3">
          <table:table-cell office:value-type="string" calcext:value-type="string">
            <text:p>cosineNormalizedToken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3">
          <table:table-cell office:value-type="string" calcext:value-type="string">
            <text:p>cosineNormalizedToken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36" calcext:value-type="float">
            <text:p>1,36</text:p>
          </table:table-cell>
          <table:table-cell/>
        </table:table-row>
        <table:table-row table:style-name="ro3">
          <table:table-cell office:value-type="string" calcext:value-type="string">
            <text:p>jaccar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.48" calcext:value-type="float">
            <text:p>2,48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.12" calcext:value-type="float">
            <text:p>4,12</text:p>
          </table:table-cell>
          <table:table-cell/>
        </table:table-row>
        <table:table-row table:style-name="ro3">
          <table:table-cell office:value-type="string" calcext:value-type="string">
            <text:p>longestCommonSubsequence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3.1" calcext:value-type="float">
            <text:p>43,1</text:p>
          </table:table-cell>
          <table:table-cell/>
        </table:table-row>
        <table:table-row table:style-name="ro3">
          <table:table-cell office:value-type="string" calcext:value-type="string">
            <text:p>dice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3">
          <table:table-cell office:value-type="string" calcext:value-type="string">
            <text:p>dice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3">
          <table:table-cell office:value-type="string" calcext:value-type="string">
            <text:p>manhattan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.42" calcext:value-type="float">
            <text:p>1,42</text:p>
          </table:table-cell>
          <table:table-cell/>
        </table:table-row>
        <table:table-row table:style-name="ro3">
          <table:table-cell office:value-type="string" calcext:value-type="string">
            <text:p>jaccar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jaccard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jaccard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winnowingNormalized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88" calcext:value-type="float">
            <text:p>2,88</text:p>
          </table:table-cell>
          <table:table-cell/>
        </table:table-row>
        <table:table-row table:style-name="ro3">
          <table:table-cell office:value-type="string" calcext:value-type="string">
            <text:p>jaccar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jaccard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3">
          <table:table-cell office:value-type="string" calcext:value-type="string">
            <text:p>jaccard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.26" calcext:value-type="float">
            <text:p>3,26</text:p>
          </table:table-cell>
          <table:table-cell/>
        </table:table-row>
        <table:table-row table:style-name="ro3">
          <table:table-cell office:value-type="string" calcext:value-type="string">
            <text:p>jaccard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3">
          <table:table-cell office:value-type="string" calcext:value-type="string">
            <text:p>jaccard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.44" calcext:value-type="float">
            <text:p>3,44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4.34" calcext:value-type="float">
            <text:p>4,34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4.46" calcext:value-type="float">
            <text:p>4,46</text:p>
          </table:table-cell>
          <table:table-cell/>
        </table:table-row>
        <table:table-row table:style-name="ro3">
          <table:table-cell office:value-type="string" calcext:value-type="string">
            <text:p>rkrGst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4.72" calcext:value-type="float">
            <text:p>4,72</text:p>
          </table:table-cell>
          <table:table-cell/>
        </table:table-row>
        <table:table-row table:style-name="ro3">
          <table:table-cell office:value-type="string" calcext:value-type="string">
            <text:p>longestCommonSubsequence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80.32" calcext:value-type="float">
            <text:p>80,32</text:p>
          </table:table-cell>
          <table:table-cell/>
        </table:table-row>
        <table:table-row table:style-name="ro3">
          <table:table-cell office:value-type="string" calcext:value-type="string">
            <text:p>jaccard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3.74" calcext:value-type="float">
            <text:p>3,74</text:p>
          </table:table-cell>
          <table:table-cell/>
        </table:table-row>
        <table:table-row table:style-name="ro3">
          <table:table-cell office:value-type="string" calcext:value-type="string">
            <text:p>rkrGst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.38" calcext:value-type="float">
            <text:p>4,38</text:p>
          </table:table-cell>
          <table:table-cell/>
        </table:table-row>
        <table:table-row table:style-name="ro3">
          <table:table-cell office:value-type="string" calcext:value-type="string">
            <text:p>longestCommonSubsequence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8.88" calcext:value-type="float">
            <text:p>18,88</text:p>
          </table:table-cell>
          <table:table-cell/>
        </table:table-row>
        <table:table-row table:style-name="ro3">
          <table:table-cell office:value-type="string" calcext:value-type="string">
            <text:p>longestCommonSubsequence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9.88" calcext:value-type="float">
            <text:p>19,88</text:p>
          </table:table-cell>
          <table:table-cell/>
        </table:table-row>
        <table:table-row table:style-name="ro3">
          <table:table-cell office:value-type="string" calcext:value-type="string">
            <text:p>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5.48" calcext:value-type="float">
            <text:p>45,48</text:p>
          </table:table-cell>
          <table:table-cell/>
        </table:table-row>
        <table:table-row table:style-name="ro3">
          <table:table-cell office:value-type="string" calcext:value-type="string">
            <text:p>optimalAlignment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87.22" calcext:value-type="float">
            <text:p>187,22</text:p>
          </table:table-cell>
          <table:table-cell/>
        </table:table-row>
        <table:table-row table:style-name="ro3">
          <table:table-cell office:value-type="string" calcext:value-type="string">
            <text:p>damerau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91.1" calcext:value-type="float">
            <text:p>291,1</text:p>
          </table:table-cell>
          <table:table-cell/>
        </table:table-row>
        <table:table-row table:style-name="ro3">
          <table:table-cell office:value-type="string" calcext:value-type="string">
            <text:p>longestCommonSubsequence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9.66" calcext:value-type="float">
            <text:p>19,66</text:p>
          </table:table-cell>
          <table:table-cell/>
        </table:table-row>
        <table:table-row table:style-name="ro3">
          <table:table-cell office:value-type="string" calcext:value-type="string">
            <text:p>longestCommonSubsequence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21.14" calcext:value-type="float">
            <text:p>21,14</text:p>
          </table:table-cell>
          <table:table-cell/>
        </table:table-row>
        <table:table-row table:style-name="ro3">
          <table:table-cell office:value-type="string" calcext:value-type="string">
            <text:p>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24.56" calcext:value-type="float">
            <text:p>24,56</text:p>
          </table:table-cell>
          <table:table-cell/>
        </table:table-row>
        <table:table-row table:style-name="ro3">
          <table:table-cell office:value-type="string" calcext:value-type="string">
            <text:p>optimalAlignme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03.74" calcext:value-type="float">
            <text:p>103,74</text:p>
          </table:table-cell>
          <table:table-cell/>
        </table:table-row>
        <table:table-row table:style-name="ro3">
          <table:table-cell office:value-type="string" calcext:value-type="string">
            <text:p>damerau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64.4" calcext:value-type="float">
            <text:p>164,4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.12" calcext:value-type="float">
            <text:p>5,12</text:p>
          </table:table-cell>
          <table:table-cell/>
        </table:table-row>
        <table:table-row table:style-name="ro3">
          <table:table-cell office:value-type="string" calcext:value-type="string">
            <text:p>optimalAlignment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23.44" calcext:value-type="float">
            <text:p>123,44</text:p>
          </table:table-cell>
          <table:table-cell/>
        </table:table-row>
        <table:table-row table:style-name="ro3">
          <table:table-cell office:value-type="string" calcext:value-type="string">
            <text:p>optimalAlignment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28.78" calcext:value-type="float">
            <text:p>128,78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4.62" calcext:value-type="float">
            <text:p>4,62</text:p>
          </table:table-cell>
          <table:table-cell/>
        </table:table-row>
        <table:table-row table:style-name="ro3">
          <table:table-cell office:value-type="string" calcext:value-type="string">
            <text:p>rkrGst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.36" calcext:value-type="float">
            <text:p>4,36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.82" calcext:value-type="float">
            <text:p>4,82</text:p>
          </table:table-cell>
          <table:table-cell/>
        </table:table-row>
        <table:table-row table:style-name="ro3">
          <table:table-cell office:value-type="string" calcext:value-type="string">
            <text:p>optimalAlignment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7.08" calcext:value-type="float">
            <text:p>47,08</text:p>
          </table:table-cell>
          <table:table-cell/>
        </table:table-row>
        <table:table-row table:style-name="ro3">
          <table:table-cell office:value-type="string" calcext:value-type="string">
            <text:p>optimalAlignment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7.28" calcext:value-type="float">
            <text:p>47,28</text:p>
          </table:table-cell>
          <table:table-cell/>
        </table:table-row>
        <table:table-row table:style-name="ro3">
          <table:table-cell office:value-type="string" calcext:value-type="string">
            <text:p>optimalAlignment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8.4" calcext:value-type="float">
            <text:p>48,4</text:p>
          </table:table-cell>
          <table:table-cell/>
        </table:table-row>
        <table:table-row table:style-name="ro3">
          <table:table-cell office:value-type="string" calcext:value-type="string">
            <text:p>optimalAlignment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0.44" calcext:value-type="float">
            <text:p>50,44</text:p>
          </table:table-cell>
          <table:table-cell/>
        </table:table-row>
        <table:table-row table:style-name="ro3">
          <table:table-cell office:value-type="string" calcext:value-type="string">
            <text:p>optimalAlignment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10.68" calcext:value-type="float">
            <text:p>110,68</text:p>
          </table:table-cell>
          <table:table-cell/>
        </table:table-row>
        <table:table-row table:style-name="ro3">
          <table:table-cell office:value-type="string" calcext:value-type="string">
            <text:p>optimalAlignment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17.04" calcext:value-type="float">
            <text:p>117,04</text:p>
          </table:table-cell>
          <table:table-cell/>
        </table:table-row>
        <table:table-row table:style-name="ro3">
          <table:table-cell office:value-type="string" calcext:value-type="string">
            <text:p>jaccar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3">
          <table:table-cell office:value-type="string" calcext:value-type="string">
            <text:p>winnowing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winnowing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winnowing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4.98" calcext:value-type="float">
            <text:p>4,98</text:p>
          </table:table-cell>
          <table:table-cell/>
        </table:table-row>
        <table:table-row table:style-name="ro3">
          <table:table-cell office:value-type="string" calcext:value-type="string">
            <text:p>winnowing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3">
          <table:table-cell office:value-type="string" calcext:value-type="string">
            <text:p>winnowingNormalized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1.14" calcext:value-type="float">
            <text:p>1,14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4.84" calcext:value-type="float">
            <text:p>4,84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4.52" calcext:value-type="float">
            <text:p>4,52</text:p>
          </table:table-cell>
          <table:table-cell/>
        </table:table-row>
        <table:table-row table:style-name="ro3">
          <table:table-cell office:value-type="string" calcext:value-type="string">
            <text:p>winnowingNormalized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1.22" calcext:value-type="float">
            <text:p>1,22</text:p>
          </table:table-cell>
          <table:table-cell/>
        </table:table-row>
        <table:table-row table:style-name="ro3">
          <table:table-cell office:value-type="string" calcext:value-type="string">
            <text:p>winnowing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2.74" calcext:value-type="float">
            <text:p>2,74</text:p>
          </table:table-cell>
          <table:table-cell/>
        </table:table-row>
        <table:table-row table:style-name="ro3">
          <table:table-cell office:value-type="string" calcext:value-type="string">
            <text:p>winnowingNormalized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winnowing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.56" calcext:value-type="float">
            <text:p>4,56</text:p>
          </table:table-cell>
          <table:table-cell/>
        </table:table-row>
        <table:table-row table:style-name="ro3">
          <table:table-cell office:value-type="string" calcext:value-type="string">
            <text:p>winnowingNormalized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3">
          <table:table-cell office:value-type="string" calcext:value-type="string">
            <text:p>winnowingNormalized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winnowing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3">
          <table:table-cell office:value-type="string" calcext:value-type="string">
            <text:p>winnowingNormalized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3">
          <table:table-cell office:value-type="string" calcext:value-type="string">
            <text:p>winnowingNormalized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3.18" calcext:value-type="float">
            <text:p>3,18</text:p>
          </table:table-cell>
          <table:table-cell/>
        </table:table-row>
        <table:table-row table:style-name="ro3">
          <table:table-cell office:value-type="string" calcext:value-type="string">
            <text:p>winnowing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longestCommonSubsequence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16.64" calcext:value-type="float">
            <text:p>16,64</text:p>
          </table:table-cell>
          <table:table-cell/>
        </table:table-row>
        <table:table-row table:style-name="ro3">
          <table:table-cell office:value-type="string" calcext:value-type="string">
            <text:p>winnowing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2.78" calcext:value-type="float">
            <text:p>2,78</text:p>
          </table:table-cell>
          <table:table-cell/>
        </table:table-row>
        <table:table-row table:style-name="ro3">
          <table:table-cell office:value-type="string" calcext:value-type="string">
            <text:p>winnowingNormalized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winnowingNormalized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winnowingNormalized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3">
          <table:table-cell office:value-type="string" calcext:value-type="string">
            <text:p>winnowing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longestCommonSubsequence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4.06" calcext:value-type="float">
            <text:p>4,06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4.48" calcext:value-type="float">
            <text:p>4,48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4.56" calcext:value-type="float">
            <text:p>4,56</text:p>
          </table:table-cell>
          <table:table-cell/>
        </table:table-row>
        <table:table-row table:style-name="ro3">
          <table:table-cell office:value-type="string" calcext:value-type="string">
            <text:p>longestCommonSubsequence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.72" calcext:value-type="float">
            <text:p>66,72</text:p>
          </table:table-cell>
          <table:table-cell/>
        </table:table-row>
        <table:table-row table:style-name="ro3">
          <table:table-cell office:value-type="string" calcext:value-type="string">
            <text:p>winnowing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3">
          <table:table-cell office:value-type="string" calcext:value-type="string">
            <text:p>winnowingNormalized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3">
          <table:table-cell office:value-type="string" calcext:value-type="string">
            <text:p>winnowingNormalized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3">
          <table:table-cell office:value-type="string" calcext:value-type="string">
            <text:p>winnowing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2.88" calcext:value-type="float">
            <text:p>2,88</text:p>
          </table:table-cell>
          <table:table-cell/>
        </table:table-row>
        <table:table-row table:style-name="ro3">
          <table:table-cell office:value-type="string" calcext:value-type="string">
            <text:p>winnowing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2.74" calcext:value-type="float">
            <text:p>2,74</text:p>
          </table:table-cell>
          <table:table-cell/>
        </table:table-row>
        <table:table-row table:style-name="ro3">
          <table:table-cell office:value-type="string" calcext:value-type="string">
            <text:p>longestCommonSubsequence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8.54" calcext:value-type="float">
            <text:p>8,54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67.66" calcext:value-type="float">
            <text:p>67,66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72.9" calcext:value-type="float">
            <text:p>72,9</text:p>
          </table:table-cell>
          <table:table-cell/>
        </table:table-row>
        <table:table-row table:style-name="ro3">
          <table:table-cell office:value-type="string" calcext:value-type="string">
            <text:p>winnowingNormalized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3.12" calcext:value-type="float">
            <text:p>3,12</text:p>
          </table:table-cell>
          <table:table-cell/>
        </table:table-row>
        <table:table-row table:style-name="ro3">
          <table:table-cell office:value-type="string" calcext:value-type="string">
            <text:p>winnowingNormalized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3.14" calcext:value-type="float">
            <text:p>3,14</text:p>
          </table:table-cell>
          <table:table-cell/>
        </table:table-row>
        <table:table-row table:style-name="ro3">
          <table:table-cell office:value-type="string" calcext:value-type="string">
            <text:p>winnowing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winnowingNormalized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3.14" calcext:value-type="float">
            <text:p>3,14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4.54" calcext:value-type="float">
            <text:p>4,54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4.74" calcext:value-type="float">
            <text:p>4,74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72.6" calcext:value-type="float">
            <text:p>72,6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1.04" calcext:value-type="float">
            <text:p>71,04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2.66" calcext:value-type="float">
            <text:p>72,66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12.02" calcext:value-type="float">
            <text:p>312,02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12.84" calcext:value-type="float">
            <text:p>312,84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18.4" calcext:value-type="float">
            <text:p>318,4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92.1" calcext:value-type="float">
            <text:p>192,1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93.56" calcext:value-type="float">
            <text:p>193,56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74.8" calcext:value-type="float">
            <text:p>74,8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200.64" calcext:value-type="float">
            <text:p>200,64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65.32" calcext:value-type="float">
            <text:p>65,32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67.94" calcext:value-type="float">
            <text:p>67,94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17.16" calcext:value-type="float">
            <text:p>317,16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86.42" calcext:value-type="float">
            <text:p>386,42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96.12" calcext:value-type="float">
            <text:p>396,12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422.6" calcext:value-type="float">
            <text:p>422,6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424.24" calcext:value-type="float">
            <text:p>424,24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428.84" calcext:value-type="float">
            <text:p>428,84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67.92" calcext:value-type="float">
            <text:p>67,92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416.76" calcext:value-type="float">
            <text:p>416,76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187.96" calcext:value-type="float">
            <text:p>187,96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195.36" calcext:value-type="float">
            <text:p>195,36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202.94" calcext:value-type="float">
            <text:p>202,94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305.2" calcext:value-type="float">
            <text:p>305,2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315.4" calcext:value-type="float">
            <text:p>315,4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68.38" calcext:value-type="float">
            <text:p>68,38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68.86" calcext:value-type="float">
            <text:p>68,86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69.34" calcext:value-type="float">
            <text:p>69,34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70.64" calcext:value-type="float">
            <text:p>70,64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74.54" calcext:value-type="float">
            <text:p>74,54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.56" calcext:value-type="float">
            <text:p>4,56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392.48" calcext:value-type="float">
            <text:p>392,48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395.52" calcext:value-type="float">
            <text:p>395,52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395.78" calcext:value-type="float">
            <text:p>395,78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74.1" calcext:value-type="float">
            <text:p>74,1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66.72" calcext:value-type="float">
            <text:p>66,72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69.1" calcext:value-type="float">
            <text:p>69,1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72.44" calcext:value-type="float">
            <text:p>72,44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72.9" calcext:value-type="float">
            <text:p>72,9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77.76" calcext:value-type="float">
            <text:p>77,76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75.98" calcext:value-type="float">
            <text:p>75,98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76.98" calcext:value-type="float">
            <text:p>76,98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79.92" calcext:value-type="float">
            <text:p>79,92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2.38" calcext:value-type="float">
            <text:p>72,38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2.82" calcext:value-type="float">
            <text:p>72,82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3.66" calcext:value-type="float">
            <text:p>73,66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73.4" calcext:value-type="float">
            <text:p>73,4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23.14" calcext:value-type="float">
            <text:p>423,14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29.1" calcext:value-type="float">
            <text:p>429,1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32.72" calcext:value-type="float">
            <text:p>432,72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73.36" calcext:value-type="float">
            <text:p>73,36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75.38" calcext:value-type="float">
            <text:p>75,38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69.44" calcext:value-type="float">
            <text:p>69,44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2.98" calcext:value-type="float">
            <text:p>72,98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4.82" calcext:value-type="float">
            <text:p>74,82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8.06" calcext:value-type="float">
            <text:p>78,06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80.56" calcext:value-type="float">
            <text:p>80,56</text:p>
          </table:table-cell>
          <table:table-cell/>
        </table:table-row>
        <table:table-row table:style-name="ro3">
          <table:table-cell office:value-type="string" calcext:value-type="string">
            <text:p>winnowing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3">
          <table:table-cell office:value-type="string" calcext:value-type="string">
            <text:p>rkrGst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381.3" calcext:value-type="float">
            <text:p>381,3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.64" calcext:value-type="float">
            <text:p>4,64</text:p>
          </table:table-cell>
          <table:table-cell/>
        </table:table-row>
        <table:table-row table:style-name="ro3">
          <table:table-cell office:value-type="string" calcext:value-type="string">
            <text:p>rkrGst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308.58" calcext:value-type="float">
            <text:p>308,58</text:p>
          </table:table-cell>
          <table:table-cell/>
        </table:table-row>
        <table:table-row table:style-name="ro3">
          <table:table-cell office:value-type="string" calcext:value-type="string">
            <text:p>rkrGst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318.98" calcext:value-type="float">
            <text:p>318,98</text:p>
          </table:table-cell>
          <table:table-cell/>
        </table:table-row>
        <table:table-row table:style-name="ro3">
          <table:table-cell office:value-type="string" calcext:value-type="string">
            <text:p>rkrGst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389.96" calcext:value-type="float">
            <text:p>389,96</text:p>
          </table:table-cell>
          <table:table-cell/>
        </table:table-row>
        <table:table-row table:style-name="ro3">
          <table:table-cell office:value-type="string" calcext:value-type="string">
            <text:p>rkrGst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392.86" calcext:value-type="float">
            <text:p>392,86</text:p>
          </table:table-cell>
          <table:table-cell/>
        </table:table-row>
        <table:table-row table:style-name="ro3">
          <table:table-cell office:value-type="string" calcext:value-type="string">
            <text:p>rkrGst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408.64" calcext:value-type="float">
            <text:p>408,64</text:p>
          </table:table-cell>
          <table:table-cell/>
        </table:table-row>
        <table:table-row table:style-name="ro3">
          <table:table-cell office:value-type="string" calcext:value-type="string">
            <text:p>rkrGst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414.62" calcext:value-type="float">
            <text:p>414,62</text:p>
          </table:table-cell>
          <table:table-cell/>
        </table:table-row>
        <table:table-row table:style-name="ro3">
          <table:table-cell office:value-type="string" calcext:value-type="string">
            <text:p>rkrGst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433.6" calcext:value-type="float">
            <text:p>433,6</text:p>
          </table:table-cell>
          <table:table-cell/>
        </table:table-row>
        <table:table-row table:style-name="ro3">
          <table:table-cell office:value-type="string" calcext:value-type="string">
            <text:p>rkrGst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308.36" calcext:value-type="float">
            <text:p>308,36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384.24" calcext:value-type="float">
            <text:p>384,24</text:p>
          </table:table-cell>
          <table:table-cell/>
        </table:table-row>
        <table:table-row table:style-name="ro3">
          <table:table-cell office:value-type="string" calcext:value-type="string">
            <text:p>overlap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/>
        </table:table-row>
        <table:table-row table:style-name="ro3">
          <table:table-cell office:value-type="string" calcext:value-type="string">
            <text:p>diceVariant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02" calcext:value-type="float">
            <text:p>2,02</text:p>
          </table:table-cell>
          <table:table-cell/>
        </table:table-row>
        <table:table-row table:style-name="ro3">
          <table:table-cell office:value-type="string" calcext:value-type="string">
            <text:p>diceVariant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winnowing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diceVariant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diceVariant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3">
          <table:table-cell office:value-type="string" calcext:value-type="string">
            <text:p>winnowingNormalized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3">
          <table:table-cell office:value-type="string" calcext:value-type="string">
            <text:p>winnowingNormalized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12" calcext:value-type="float">
            <text:p>3,12</text:p>
          </table:table-cell>
          <table:table-cell/>
        </table:table-row>
        <table:table-row table:style-name="ro3">
          <table:table-cell office:value-type="string" calcext:value-type="string">
            <text:p>winnowing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winnowing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66.8" calcext:value-type="float">
            <text:p>66,8</text:p>
          </table:table-cell>
          <table:table-cell/>
        </table:table-row>
        <table:table-row table:style-name="ro3">
          <table:table-cell office:value-type="string" calcext:value-type="string">
            <text:p>rkrGst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85.14" calcext:value-type="float">
            <text:p>185,14</text:p>
          </table:table-cell>
          <table:table-cell/>
        </table:table-row>
        <table:table-row table:style-name="ro3">
          <table:table-cell office:value-type="string" calcext:value-type="string">
            <text:p>rkrGst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88.2" calcext:value-type="float">
            <text:p>188,2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307.8" calcext:value-type="float">
            <text:p>307,8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391.54" calcext:value-type="float">
            <text:p>391,54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420.7" calcext:value-type="float">
            <text:p>420,7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425.6" calcext:value-type="float">
            <text:p>425,6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307.78" calcext:value-type="float">
            <text:p>307,78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69.84" calcext:value-type="float">
            <text:p>69,84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72.1" calcext:value-type="float">
            <text:p>72,1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73.34" calcext:value-type="float">
            <text:p>73,34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418.46" calcext:value-type="float">
            <text:p>418,46</text:p>
          </table:table-cell>
          <table:table-cell/>
        </table:table-row>
        <table:table-row table:style-name="ro3">
          <table:table-cell office:value-type="string" calcext:value-type="string">
            <text:p>rkrGst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02.36" calcext:value-type="float">
            <text:p>202,36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309.9" calcext:value-type="float">
            <text:p>309,9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office:value-type="float" office:value="197.22" calcext:value-type="float">
            <text:p>197,22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office:value-type="float" office:value="199.18" calcext:value-type="float">
            <text:p>199,18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71.3" calcext:value-type="float">
            <text:p>71,3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3" calcext:value-type="float">
            <text:p>23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198.02" calcext:value-type="float">
            <text:p>198,02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71.64" calcext:value-type="float">
            <text:p>71,64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72.96" calcext:value-type="float">
            <text:p>72,96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72.24" calcext:value-type="float">
            <text:p>72,24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90.9" calcext:value-type="float">
            <text:p>390,9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9" calcext:value-type="float">
            <text:p>29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7.08" calcext:value-type="float">
            <text:p>67,08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74.4" calcext:value-type="float">
            <text:p>74,4</text:p>
          </table:table-cell>
          <table:table-cell/>
        </table:table-row>
        <table:table-row table:style-name="ro3">
          <table:table-cell office:value-type="string" calcext:value-type="string">
            <text:p>diceVariant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7111" calcext:value-type="float">
            <text:p>2,71</text:p>
          </table:table-cell>
          <table:table-cell/>
        </table:table-row>
        <table:table-row table:style-name="ro3">
          <table:table-cell office:value-type="string" calcext:value-type="string">
            <text:p>diceVariant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75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winnowingNormalized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4889" calcext:value-type="float">
            <text:p>2,49</text:p>
          </table:table-cell>
          <table:table-cell/>
        </table:table-row>
        <table:table-row table:style-name="ro3">
          <table:table-cell office:value-type="string" calcext:value-type="string">
            <text:p>cosineNormalizedShingle2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44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diceVariant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3">
          <table:table-cell office:value-type="string" calcext:value-type="string">
            <text:p>overlap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3778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cosineNormalizedShingle2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822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cosineNormalizedShingle2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1778" calcext:value-type="float">
            <text:p>3,18</text:p>
          </table:table-cell>
          <table:table-cell/>
        </table:table-row>
        <table:table-row table:style-name="ro3">
          <table:table-cell office:value-type="string" calcext:value-type="string">
            <text:p>diceVariant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4889" calcext:value-type="float">
            <text:p>1,49</text:p>
          </table:table-cell>
          <table:table-cell/>
        </table:table-row>
        <table:table-row table:style-name="ro3">
          <table:table-cell office:value-type="string" calcext:value-type="string">
            <text:p>dice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5111" calcext:value-type="float">
            <text:p>2,51</text:p>
          </table:table-cell>
          <table:table-cell/>
        </table:table-row>
        <table:table-row table:style-name="ro3">
          <table:table-cell office:value-type="string" calcext:value-type="string">
            <text:p>overlap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55" calcext:value-type="float">
            <text:p>2,55</text:p>
          </table:table-cell>
          <table:table-cell/>
        </table:table-row>
        <table:table-row table:style-name="ro3">
          <table:table-cell office:value-type="string" calcext:value-type="string">
            <text:p>manhattan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8444" calcext:value-type="float">
            <text:p>2,84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3556" calcext:value-type="float">
            <text:p>7,36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4444" calcext:value-type="float">
            <text:p>7,44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6222" calcext:value-type="float">
            <text:p>7,62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7778" calcext:value-type="float">
            <text:p>7,78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8.175" calcext:value-type="float">
            <text:p>8,18</text:p>
          </table:table-cell>
          <table:table-cell/>
        </table:table-row>
        <table:table-row table:style-name="ro3">
          <table:table-cell office:value-type="string" calcext:value-type="string">
            <text:p>winnowing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3">
          <table:table-cell office:value-type="string" calcext:value-type="string">
            <text:p>winnowingNormalized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.425" calcext:value-type="float">
            <text:p>2,43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6.6" calcext:value-type="float">
            <text:p>6,6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7.1778" calcext:value-type="float">
            <text:p>7,18</text:p>
          </table:table-cell>
          <table:table-cell/>
        </table:table-row>
        <table:table-row table:style-name="ro3">
          <table:table-cell office:value-type="string" calcext:value-type="string">
            <text:p>overlap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.4889" calcext:value-type="float">
            <text:p>1,49</text:p>
          </table:table-cell>
          <table:table-cell/>
        </table:table-row>
        <table:table-row table:style-name="ro3">
          <table:table-cell office:value-type="string" calcext:value-type="string">
            <text:p>dice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625" calcext:value-type="float">
            <text:p>2,63</text:p>
          </table:table-cell>
          <table:table-cell/>
        </table:table-row>
        <table:table-row table:style-name="ro3">
          <table:table-cell office:value-type="string" calcext:value-type="string">
            <text:p>cosineNormalizedShingle3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95" calcext:value-type="float">
            <text:p>2,95</text:p>
          </table:table-cell>
          <table:table-cell/>
        </table:table-row>
        <table:table-row table:style-name="ro3">
          <table:table-cell office:value-type="string" calcext:value-type="string">
            <text:p>manhattan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95" calcext:value-type="float">
            <text:p>2,95</text:p>
          </table:table-cell>
          <table:table-cell/>
        </table:table-row>
        <table:table-row table:style-name="ro3">
          <table:table-cell office:value-type="string" calcext:value-type="string">
            <text:p>cosineNormalizedShingle3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osineNormalizedShingle3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7.775" calcext:value-type="float">
            <text:p>7,78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8.525" calcext:value-type="float">
            <text:p>8,53</text:p>
          </table:table-cell>
          <table:table-cell/>
        </table:table-row>
        <table:table-row table:style-name="ro3">
          <table:table-cell office:value-type="string" calcext:value-type="string">
            <text:p>dice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.7714" calcext:value-type="float">
            <text:p>1,77</text:p>
          </table:table-cell>
          <table:table-cell/>
        </table:table-row>
        <table:table-row table:style-name="ro3">
          <table:table-cell office:value-type="string" calcext:value-type="string">
            <text:p>overlap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.7714" calcext:value-type="float">
            <text:p>1,77</text:p>
          </table:table-cell>
          <table:table-cell/>
        </table:table-row>
        <table:table-row table:style-name="ro3">
          <table:table-cell office:value-type="string" calcext:value-type="string">
            <text:p>jaccard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.5778" calcext:value-type="float">
            <text:p>2,58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6.2444" calcext:value-type="float">
            <text:p>6,24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3429" calcext:value-type="float">
            <text:p>7,34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375" calcext:value-type="float">
            <text:p>7,38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6857" calcext:value-type="float">
            <text:p>7,69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7714" calcext:value-type="float">
            <text:p>7,77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7714" calcext:value-type="float">
            <text:p>7,77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9143" calcext:value-type="float">
            <text:p>7,91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.7143" calcext:value-type="float">
            <text:p>1,71</text:p>
          </table:table-cell>
          <table:table-cell/>
        </table:table-row>
        <table:table-row table:style-name="ro3">
          <table:table-cell office:value-type="string" calcext:value-type="string">
            <text:p>jaccar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.9143" calcext:value-type="float">
            <text:p>1,91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2.4667" calcext:value-type="float">
            <text:p>2,47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2.65" calcext:value-type="float">
            <text:p>2,65</text:p>
          </table:table-cell>
          <table:table-cell/>
        </table:table-row>
        <table:table-row table:style-name="ro3">
          <table:table-cell office:value-type="string" calcext:value-type="string">
            <text:p>optimalAlignment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2.8286" calcext:value-type="float">
            <text:p>2,83</text:p>
          </table:table-cell>
          <table:table-cell/>
        </table:table-row>
        <table:table-row table:style-name="ro3">
          <table:table-cell office:value-type="string" calcext:value-type="string">
            <text:p>optimalAlignment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3.3333" calcext:value-type="float">
            <text:p>3,33</text:p>
          </table:table-cell>
          <table:table-cell/>
        </table:table-row>
        <table:table-row table:style-name="ro3">
          <table:table-cell office:value-type="string" calcext:value-type="string">
            <text:p>optimalAlignment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6.0222" calcext:value-type="float">
            <text:p>6,02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.2571" calcext:value-type="float">
            <text:p>7,26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.9429" calcext:value-type="float">
            <text:p>7,94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8.7143" calcext:value-type="float">
            <text:p>8,71</text:p>
          </table:table-cell>
          <table:table-cell/>
        </table:table-row>
        <table:table-row table:style-name="ro3">
          <table:table-cell office:value-type="string" calcext:value-type="string">
            <text:p>dice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.7778" calcext:value-type="float">
            <text:p>1,78</text:p>
          </table:table-cell>
          <table:table-cell/>
        </table:table-row>
        <table:table-row table:style-name="ro3">
          <table:table-cell office:value-type="string" calcext:value-type="string">
            <text:p>jaccard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2.65" calcext:value-type="float">
            <text:p>2,65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.9556" calcext:value-type="float">
            <text:p>5,96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6.2" calcext:value-type="float">
            <text:p>6,2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6.2222" calcext:value-type="float">
            <text:p>6,22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7.5143" calcext:value-type="float">
            <text:p>7,51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7.775" calcext:value-type="float">
            <text:p>7,78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7.3778" calcext:value-type="float">
            <text:p>7,38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.7111" calcext:value-type="float">
            <text:p>1,71</text:p>
          </table:table-cell>
          <table:table-cell/>
        </table:table-row>
        <table:table-row table:style-name="ro3">
          <table:table-cell office:value-type="string" calcext:value-type="string">
            <text:p>optimalAlignment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2.0444" calcext:value-type="float">
            <text:p>2,04</text:p>
          </table:table-cell>
          <table:table-cell/>
        </table:table-row>
        <table:table-row table:style-name="ro3">
          <table:table-cell office:value-type="string" calcext:value-type="string">
            <text:p>jaccar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6.5111" calcext:value-type="float">
            <text:p>6,51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7.0444" calcext:value-type="float">
            <text:p>7,04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7.0444" calcext:value-type="float">
            <text:p>7,04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7.4222" calcext:value-type="float">
            <text:p>7,42</text:p>
          </table:table-cell>
          <table:table-cell/>
        </table:table-row>
        <table:table-row table:style-name="ro3">
          <table:table-cell office:value-type="string" calcext:value-type="string">
            <text:p>winnowing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3">
          <table:table-cell office:value-type="string" calcext:value-type="string">
            <text:p>winnowing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3">
          <table:table-cell office:value-type="string" calcext:value-type="string">
            <text:p>winnowing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1.7714" calcext:value-type="float">
            <text:p>1,77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.5778" calcext:value-type="float">
            <text:p>7,58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.7556" calcext:value-type="float">
            <text:p>7,76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.85" calcext:value-type="float">
            <text:p>7,85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.95" calcext:value-type="float">
            <text:p>7,95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8.35" calcext:value-type="float">
            <text:p>8,35</text:p>
          </table:table-cell>
          <table:table-cell/>
        </table:table-row>
        <table:table-row table:style-name="ro3">
          <table:table-cell office:value-type="string" calcext:value-type="string">
            <text:p>winnowing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1.6857" calcext:value-type="float">
            <text:p>1,69</text:p>
          </table:table-cell>
          <table:table-cell/>
        </table:table-row>
        <table:table-row table:style-name="ro3">
          <table:table-cell office:value-type="string" calcext:value-type="string">
            <text:p>winnowingNormalized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2.3778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winnowingNormalized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3">
          <table:table-cell office:value-type="string" calcext:value-type="string">
            <text:p>winnowingNormalized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6.3333" calcext:value-type="float">
            <text:p>6,33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6.9111" calcext:value-type="float">
            <text:p>6,91</text:p>
          </table:table-cell>
          <table:table-cell/>
        </table:table-row>
        <table:table-row table:style-name="ro3">
          <table:table-cell office:value-type="string" calcext:value-type="string">
            <text:p>winnowingNormalized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8.0444" calcext:value-type="float">
            <text:p>8,04</text:p>
          </table:table-cell>
          <table:table-cell/>
        </table:table-row>
        <table:table-row table:style-name="ro3">
          <table:table-cell office:value-type="string" calcext:value-type="string">
            <text:p>winnowingNormalized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2.4222" calcext:value-type="float">
            <text:p>2,42</text:p>
          </table:table-cell>
          <table:table-cell/>
        </table:table-row>
        <table:table-row table:style-name="ro3">
          <table:table-cell office:value-type="string" calcext:value-type="string">
            <text:p>winnowingNormalized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2.625" calcext:value-type="float">
            <text:p>2,63</text:p>
          </table:table-cell>
          <table:table-cell/>
        </table:table-row>
        <table:table-row table:style-name="ro3">
          <table:table-cell office:value-type="string" calcext:value-type="string">
            <text:p>winnowing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3.8667" calcext:value-type="float">
            <text:p>3,87</text:p>
          </table:table-cell>
          <table:table-cell/>
        </table:table-row>
        <table:table-row table:style-name="ro3">
          <table:table-cell office:value-type="string" calcext:value-type="string">
            <text:p>winnowing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3">
          <table:table-cell office:value-type="string" calcext:value-type="string">
            <text:p>winnowing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1.5111" calcext:value-type="float">
            <text:p>1,51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6.1556" calcext:value-type="float">
            <text:p>6,16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8.0857" calcext:value-type="float">
            <text:p>8,09</text:p>
          </table:table-cell>
          <table:table-cell/>
        </table:table-row>
        <table:table-row table:style-name="ro3" table:number-rows-repeated="104821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order="descending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3:15:29.2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4S</meta:editing-duration>
    <meta:editing-cycles>18</meta:editing-cycles>
    <meta:generator>LibreOffice/5.2.5.1$Windows_X86_64 LibreOffice_project/0312e1a284a7d50ca85a365c316c7abbf20a4d22</meta:generator>
    <dc:date>2017-05-04T23:16:07.903000000</dc:date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